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033c1fa" officeooo:paragraph-rsid="0156b426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10ff5b" officeooo:paragraph-rsid="0156b426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518117" officeooo:paragraph-rsid="0156b426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d3c2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18117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b462a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b4b4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4c46a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98fd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a61e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aab3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c273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f8f6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60e62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72e61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5808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71910" officeooo:paragraph-rsid="015719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71910" officeooo:paragraph-rsid="0158083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80839" officeooo:paragraph-rsid="0158083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89c2a" officeooo:paragraph-rsid="01589c2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98fd9" officeooo:paragraph-rsid="01598fd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a61e4" officeooo:paragraph-rsid="015a61e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aab31" officeooo:paragraph-rsid="015aab3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c2734" officeooo:paragraph-rsid="015c273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f24d0" officeooo:paragraph-rsid="015f24d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f8f6a" officeooo:paragraph-rsid="015f8f6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60e62c" officeooo:paragraph-rsid="0160e62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52ae73" officeooo:paragraph-rsid="0156b426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officeooo:rsid="01518117" officeooo:paragraph-rsid="0156b426" style:font-size-asian="14pt" style:language-asian="zxx" style:country-asian="none" style:font-size-complex="14pt" style:language-complex="zxx" style:country-complex="none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style:text-underline-style="solid" style:text-underline-width="auto" style:text-underline-color="font-color" officeooo:rsid="0030bd8b" officeooo:paragraph-rsid="0156b426" style:font-size-asian="14pt" style:language-asian="zxx" style:country-asian="none" style:font-size-complex="14pt" style:language-complex="zxx" style:country-complex="none"/>
    </style:style>
    <style:style style:name="P34" style:family="paragraph" style:parent-style-name="Standard">
      <style:text-properties style:font-name="Corbel" fo:language="zxx" fo:country="none" style:text-underline-style="solid" style:text-underline-width="auto" style:text-underline-color="font-color" officeooo:rsid="01518117" officeooo:paragraph-rsid="0156b426" style:language-asian="zxx" style:country-asian="none" style:language-complex="zxx" style:country-complex="none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62fc9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6287f9" officeooo:paragraph-rsid="016287f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60e62c" officeooo:paragraph-rsid="0160e62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62fc9b" officeooo:paragraph-rsid="0162fc9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62fc9b" officeooo:paragraph-rsid="0164e8f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Standard" style:list-style-name="L1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62fc9b" officeooo:paragraph-rsid="0164e8f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72e61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3" style:family="paragraph" style:parent-style-name="Standard" style:list-style-name="L1">
      <style:paragraph-properties fo:margin-top="0in" fo:margin-bottom="0.0402in" style:contextual-spacing="false"/>
      <style:text-properties officeooo:paragraph-rsid="0164e8f0"/>
    </style:style>
    <style:style style:name="P44" style:family="paragraph" style:parent-style-name="Standard">
      <style:paragraph-properties fo:margin-top="0in" fo:margin-bottom="0.0402in" style:contextual-spacing="false"/>
      <style:text-properties officeooo:paragraph-rsid="0164e8f0"/>
    </style:style>
    <style:style style:name="P45" style:family="paragraph" style:parent-style-name="Standard">
      <style:paragraph-properties fo:margin-top="0in" fo:margin-bottom="0.0402in" style:contextual-spacing="false"/>
      <style:text-properties style:text-underline-style="none" fo:font-weight="bold" officeooo:paragraph-rsid="0164e8f0" style:font-weight-asian="bold" style:font-weight-complex="bold"/>
    </style:style>
    <style:style style:name="P46" style:family="paragraph" style:parent-style-name="Standard">
      <style:paragraph-properties fo:margin-top="0in" fo:margin-bottom="0.0402in" style:contextual-spacing="false"/>
      <style:text-properties fo:font-weight="bold" officeooo:paragraph-rsid="0164e8f0" style:font-weight-asian="bold" style:font-weight-complex="bold"/>
    </style:style>
    <style:style style:name="P47" style:family="paragraph" style:parent-style-name="Standard">
      <style:paragraph-properties fo:margin-top="0in" fo:margin-bottom="0.0402in" style:contextual-spacing="false"/>
      <style:text-properties officeooo:rsid="0164e8f0" officeooo:paragraph-rsid="0164e8f0"/>
    </style:style>
    <style:style style:name="P48" style:family="paragraph" style:parent-style-name="Standard">
      <style:paragraph-properties fo:margin-top="0in" fo:margin-bottom="0.0402in" style:contextual-spacing="false"/>
      <style:text-properties officeooo:rsid="01663e8a" officeooo:paragraph-rsid="01663e8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115bb90"/>
    </style:style>
    <style:style style:name="T3" style:family="text">
      <style:text-properties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line-through-style="none" style:text-line-through-type="none" officeooo:rsid="0033c1fa" style:text-blinking="false" loext:padding="0in" loext:border="none"/>
    </style:style>
    <style:style style:name="T5" style:family="text">
      <style:text-properties officeooo:rsid="0152b4b4"/>
    </style:style>
    <style:style style:name="T6" style:family="text">
      <style:text-properties officeooo:rsid="0152d3c2"/>
    </style:style>
    <style:style style:name="T7" style:family="text">
      <style:text-properties officeooo:rsid="01572e61"/>
    </style:style>
    <style:style style:name="T8" style:family="text">
      <style:text-properties officeooo:rsid="01571910"/>
    </style:style>
    <style:style style:name="T9" style:family="text">
      <style:text-properties officeooo:rsid="01580839"/>
    </style:style>
    <style:style style:name="T10" style:family="text">
      <style:text-properties officeooo:rsid="01589c2a"/>
    </style:style>
    <style:style style:name="T11" style:family="text">
      <style:text-properties officeooo:rsid="01598fd9"/>
    </style:style>
    <style:style style:name="T12" style:family="text">
      <style:text-properties officeooo:rsid="015a61e4"/>
    </style:style>
    <style:style style:name="T13" style:family="text">
      <style:text-properties officeooo:rsid="015c2734"/>
    </style:style>
    <style:style style:name="T14" style:family="text">
      <style:text-properties officeooo:rsid="015f24d0"/>
    </style:style>
    <style:style style:name="T15" style:family="text">
      <style:text-properties officeooo:rsid="015f8f6a"/>
    </style:style>
    <style:style style:name="T16" style:family="text">
      <style:text-properties officeooo:rsid="0160e62c"/>
    </style:style>
    <style:style style:name="T17" style:family="text">
      <style:text-properties officeooo:rsid="016287f9"/>
    </style:style>
    <style:style style:name="T18" style:family="text">
      <style:text-properties officeooo:rsid="0162fc9b"/>
    </style:style>
    <style:style style:name="T19" style:family="text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0" style:family="text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62fc9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1" style:family="text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64e8f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2" style:family="text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officeooo:rsid="0162fc9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3" style:family="text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bold" officeooo:rsid="0162fc9b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24" style:family="text"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rsid="0162fc9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5" style:family="text">
      <style:text-properties fo:font-variant="normal" fo:text-transform="none" fo:color="#202124" loext:opacity="100%" style:font-name="Corbel" fo:font-size="11pt" fo:letter-spacing="normal" fo:language="zxx" fo:country="none" fo:font-style="normal" officeooo:rsid="0162fc9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6" style:family="text">
      <style:text-properties officeooo:rsid="0164e8f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">E</text:span><text:span text:style-name="T1">asy German Phrase Book</text:span></text:p>
      <text:p text:style-name="P33"/>
      <text:p text:style-name="P34">Colors</text:p>
      <text:p text:style-name="P2"/>
      <text:p text:style-name="P2"/>
      <text:p text:style-name="P2"/>
      <text:p text:style-name="P2"/>
      <text:p text:style-name="P3">Gold, <text:s text:c="4"/><text:tab/>Blau,<text:tab/><text:tab/>Lila,<text:tab/><text:tab/>Hellblau, <text:tab/>Weiß, <text:tab/><text:tab/>Rot, <text:tab/><text:tab/>Violett, <text:tab/></text:p>
      <text:p text:style-name="P3">[ gold ]<text:tab/><text:tab/>[ blaw ]<text:tab/><text:tab/>[ lila ]<text:tab/><text:tab/>[ ħelblaw ]<text:tab/>[ vajs ]<text:tab/><text:tab/>[ rot ]<text:tab/><text:tab/>[ vjolet ]</text:p>
      <text:p text:style-name="P3">Gold <text:s/><text:tab/><text:tab/>Blue <text:s/><text:tab/><text:tab/>Purple <text:s/><text:tab/><text:tab/>Light Blue <text:s/><text:tab/>White<text:tab/><text:tab/>Red<text:tab/><text:tab/>Violet</text:p>
      <text:p text:style-name="P3"/>
      <text:p text:style-name="P3">Schwarz, <text:tab/>Rosa, <text:tab/><text:tab/>Grau, <text:tab/><text:tab/>Grün, <text:tab/><text:tab/>Braun, <text:tab/><text:tab/>Silber</text:p>
      <text:p text:style-name="P3">[ xvaz ]<text:tab/><text:tab/>[ roża ]<text:tab/><text:tab/>[ graw ]<text:tab/><text:tab/>[ grun ]<text:tab/><text:tab/>[ brawn ]<text:tab/>[ żeb<text:span text:style-name="T5">a</text:span>a ]</text:p>
      <text:p text:style-name="P3">Black<text:tab/><text:tab/>Pink<text:tab/><text:tab/>Grey<text:tab/><text:tab/>Green<text:tab/><text:tab/>Brown<text:tab/><text:tab/>Silver</text:p>
      <text:p text:style-name="P5"><text:span text:style-name="T4"/></text:p>
      <text:p text:style-name="P1">_________________________________________________________________________________________________</text:p>
      <text:p text:style-name="P6"><text:s/></text:p>
      <text:p text:style-name="P7">Welche Farbe hat dieses Zeichen?<text:tab/><text:tab/><text:tab/><text:tab/><text:span text:style-name="T6">W</text:span>hat color is this symbol?</text:p>
      <text:p text:style-name="P7"/>
      <text:p text:style-name="P7">[ veħje <text:s text:c="2"/>fabe <text:s text:c="2"/>ħat <text:s text:c="2"/><text:span text:style-name="T6">diż-iż</text:span> <text:s text:c="2"/>zaj-ħin]</text:p>
      <text:p text:style-name="P7"/>
      <text:p text:style-name="P7">Welche<text:tab/><text:tab/>-&gt;<text:tab/><text:tab/><text:span text:style-name="T6">which<text:tab/><text:tab/><text:tab/><text:tab/>Farbe<text:tab/><text:tab/><text:tab/>-&gt;<text:tab/><text:tab/>color</text:span></text:p>
      <text:p text:style-name="P4">[ veħ-je<text:tab/>]<text:tab/><text:tab/><text:tab/><text:tab/><text:tab/><text:tab/><text:tab/>[ fa-be ]</text:p>
      <text:p text:style-name="P4"/>
      <text:p text:style-name="P4">hat<text:tab/><text:tab/>-&gt;<text:tab/><text:tab/>has<text:tab/><text:tab/><text:tab/><text:tab/>dieses<text:tab/><text:tab/><text:tab/>-&gt;<text:tab/><text:tab/>this</text:p>
      <text:p text:style-name="P4">[ ħat ]<text:tab/><text:tab/><text:tab/><text:tab/><text:tab/><text:tab/><text:tab/><text:tab/>[ diż-iż ]</text:p>
      <text:p text:style-name="P4"/>
      <text:p text:style-name="P7">Zeichen<text:tab/>-&gt;<text:tab/><text:tab/><text:span text:style-name="T6">sign</text:span></text:p>
      <text:p text:style-name="P4">[ zaj-ħin ]</text:p>
      <text:p text:style-name="P7"/>
      <text:p text:style-name="P7"/>
      <text:p text:style-name="P4">Ist der Cartoon in Farbe?<text:tab/><text:tab/><text:tab/><text:tab/><text:tab/>Is the cartoon in color?</text:p>
      <text:p text:style-name="P4">[ ist der <text:s/>kartun in fabe? ]</text:p>
      <text:p text:style-name="P4"/>
      <text:p text:style-name="P4"/>
      <text:p text:style-name="P4">Ist diese Fernsehshow in Farbe?<text:tab/><text:tab/><text:tab/><text:tab/>Is this television show in color?</text:p>
      <text:p text:style-name="P4">[ ist di-że <text:s/>fenżi-xow in fabe? ]</text:p>
      <text:p text:style-name="P4"/>
      <text:p text:style-name="P4"/>
      <text:p text:style-name="P4">Das is<text:span text:style-name="T8">t</text:span> ein roter Stift.<text:tab/><text:tab/><text:tab/><text:tab/><text:tab/><text:tab/>This is a red pen.</text:p>
      <text:p text:style-name="P4">[ das is<text:span text:style-name="T8">t</text:span> ajn ro-ta x<text:span text:style-name="T8">x</text:span>tift ]</text:p>
      <text:p text:style-name="P4"/>
      <text:p text:style-name="P8">Dieses Blatt Papier ist blau.<text:tab/><text:tab/><text:tab/><text:tab/><text:tab/>This sheet of paper is blue.</text:p>
      <text:p text:style-name="P8">[ diż-iż <text:s/>blat pa-pir <text:s/>ist blaw ]</text:p>
      <text:p text:style-name="P8"/>
      <text:p text:style-name="P8">Blatt <text:tab/><text:tab/>-&gt;<text:tab/><text:tab/>sheet<text:tab/><text:tab/><text:tab/><text:tab/>Papier<text:tab/><text:tab/>-&gt; <text:tab/>paper</text:p>
      <text:p text:style-name="P8">[ blat ]<text:tab/><text:tab/><text:tab/><text:tab/><text:tab/><text:tab/><text:tab/><text:tab/>[ papir ]</text:p>
      <text:p text:style-name="P9"><text:soft-page-break/>Welche Farbe hat das Auto?<text:tab/><text:tab/><text:tab/><text:tab/><text:tab/>What color is the car?</text:p>
      <text:p text:style-name="P20">[ weħ-je <text:s/>fabe <text:s/>ħas <text:s/>das <text:s/>auto ]</text:p>
      <text:p text:style-name="P9"/>
      <text:p text:style-name="P9"/>
      <text:p text:style-name="P9">Welche Farbe hat deine Kleidung?<text:tab/><text:tab/><text:tab/><text:tab/>What color are your clothes?</text:p>
      <text:p text:style-name="P20">[ veħ-je <text:s/>fabe ħat <text:s/>dajna <text:s/>klaj-dung? ]</text:p>
      <text:p text:style-name="P20"/>
      <text:p text:style-name="P20"/>
      <text:p text:style-name="P20">deine<text:tab/><text:tab/>-&gt;<text:tab/><text:tab/>your<text:tab/><text:tab/><text:tab/><text:tab/>Klaidung<text:tab/><text:tab/>-&gt; <text:tab/><text:tab/>clothes</text:p>
      <text:p text:style-name="P20">[ dajna ]<text:tab/><text:tab/><text:tab/><text:tab/><text:tab/><text:tab/><text:tab/>[ klaj-dung ]</text:p>
      <text:p text:style-name="P9"/>
      <text:p text:style-name="P9"/>
      <text:p text:style-name="P9">Ist das die richtige Farbe?<text:tab/><text:tab/><text:tab/><text:tab/><text:tab/>Is this the right color?</text:p>
      <text:p text:style-name="P20">[ ist <text:s/>das <text:s/>di <text:s/>riħ-ti-ge <text:s/>fabe? ]</text:p>
      <text:p text:style-name="P20"/>
      <text:p text:style-name="P20"/>
      <text:p text:style-name="P20">richtige <text:tab/>-&gt;<text:tab/><text:tab/>right one</text:p>
      <text:p text:style-name="P20">[ riħ-ti-ge ]</text:p>
      <text:p text:style-name="P9"/>
      <text:p text:style-name="P9"/>
      <text:p text:style-name="P9">Welche Farbe hat die Ampel?<text:tab/><text:tab/><text:tab/><text:tab/><text:tab/>What color is the traffic light?</text:p>
      <text:p text:style-name="P20">[ veħ-je fabe <text:s/>ħat di <text:s/>am-pil? ]</text:p>
      <text:p text:style-name="P20"/>
      <text:p text:style-name="P20"/>
      <text:p text:style-name="P21">Ampel<text:tab/><text:tab/>-&gt;<text:tab/>Traffic light<text:tab/></text:p>
      <text:p text:style-name="P21"><text:span text:style-name="T9">[ am-pil ]</text:span><text:tab/></text:p>
      <text:p text:style-name="P9"/>
      <text:p text:style-name="P9"/>
      <text:p text:style-name="P9">Bedeutet diese Farbe Gefahr?<text:tab/><text:tab/><text:tab/><text:tab/><text:tab/>Does this color mean danger?</text:p>
      <text:p text:style-name="P22">[ vi-doj-tit <text:s/>diż-e <text:s/>fabe <text:s/>ge<text:span text:style-name="T10">e</text:span>fa<text:span text:style-name="T10">a</text:span>?]</text:p>
      <text:p text:style-name="P22"/>
      <text:p text:style-name="P22"/>
      <text:p text:style-name="P22">Bedeutet<text:tab/>-&gt; <text:tab/>mean<text:tab/><text:tab/><text:tab/><text:tab/><text:tab/>Gefahr<text:tab/><text:tab/>-&gt;<text:tab/><text:tab/>danger</text:p>
      <text:p text:style-name="P22">[ vi-doj-tit ]<text:tab/><text:tab/><text:tab/><text:tab/><text:tab/><text:tab/><text:tab/>[ g<text:span text:style-name="T10">e</text:span>efa<text:span text:style-name="T10">a</text:span> ]</text:p>
      <text:p text:style-name="P9"/>
      <text:p text:style-name="P9"/>
      <text:p text:style-name="P9">Dieser Vogel ist rot.<text:tab/><text:tab/><text:tab/><text:tab/><text:tab/><text:tab/>This bird is red.</text:p>
      <text:p text:style-name="P23">[ diża <text:s/>fo-gil <text:s/>ist rot ]</text:p>
      <text:p text:style-name="P23"/>
      <text:p text:style-name="P23">Vogel<text:tab/><text:tab/>-&gt;<text:tab/>bird</text:p>
      <text:p text:style-name="P23">[ fo-gil ]</text:p>
      <text:p text:style-name="P9"/>
      <text:p text:style-name="P9">Welche Farbe hat das Tier?<text:tab/><text:tab/><text:tab/><text:tab/><text:tab/>What color is the animal?</text:p>
      <text:p text:style-name="P23">[ veħ-je <text:s/>fa-be <text:s/>ħat <text:s/>das <text:s/>tiir ? ]</text:p>
      <text:p text:style-name="P9"/>
      <text:p text:style-name="P9"/>
      <text:p text:style-name="P23">Tier<text:tab/><text:tab/>-&gt;<text:tab/>animal</text:p>
      <text:p text:style-name="P23"><text:soft-page-break/></text:p>
      <text:p text:style-name="P9">Der Himmel ist blau.<text:tab/><text:tab/><text:tab/><text:tab/><text:tab/><text:tab/>The sky is blue.</text:p>
      <text:p text:style-name="P24">[ der ħi-mel ist blaw ]</text:p>
      <text:p text:style-name="P9"/>
      <text:p text:style-name="P10"><text:span text:style-name="T11">Die </text:span>Himmel<text:tab/>-&gt;<text:tab/><text:span text:style-name="T11">The heaven / <text:s/>sky</text:span></text:p>
      <text:p text:style-name="P10"/>
      <text:p text:style-name="P10"/>
      <text:p text:style-name="P9">Die Wolken sind weiß.<text:tab/><text:tab/><text:tab/><text:tab/><text:tab/><text:tab/>The clouds are white.</text:p>
      <text:p text:style-name="P24">[ di vol-kin <text:s/>żind <text:s/>vajs ]</text:p>
      <text:p text:style-name="P24"/>
      <text:p text:style-name="P24">Die Wolken<text:tab/>-&gt; <text:tab/><text:tab/>The clouds</text:p>
      <text:p text:style-name="P9"/>
      <text:p text:style-name="P9"/>
      <text:p text:style-name="P9">Diese Farbe ist blau.<text:tab/><text:tab/><text:tab/><text:tab/><text:tab/><text:tab/>This color is blue.</text:p>
      <text:p text:style-name="P24">[ diże fabe ist blaw ]</text:p>
      <text:p text:style-name="P9"/>
      <text:p text:style-name="P9"/>
      <text:p text:style-name="P9">Drücke den roten Knopf.<text:tab/><text:tab/><text:tab/><text:tab/><text:tab/>press the red button.</text:p>
      <text:p text:style-name="P24">[dru-ke den rotin <text:s/>knof ]</text:p>
      <text:p text:style-name="P24"/>
      <text:p text:style-name="P24">drücke<text:tab/><text:tab/>-&gt;<text:tab/><text:tab/>press<text:tab/><text:tab/><text:tab/><text:tab/>knopf<text:tab/><text:tab/>-&gt;<text:tab/><text:tab/>button</text:p>
      <text:p text:style-name="P24">[ dru-ke ]<text:tab/><text:tab/><text:tab/><text:tab/><text:tab/><text:tab/><text:tab/>knof</text:p>
      <text:p text:style-name="P9"/>
      <text:p text:style-name="P9"/>
      <text:p text:style-name="P9">Drücke den roten Knopf nicht.<text:tab/><text:tab/><text:tab/><text:tab/><text:tab/>Do not press the red button.</text:p>
      <text:p text:style-name="P25">[ dru-ke <text:s/>den <text:s/>rotin <text:s/>knof <text:s/>niħt]</text:p>
      <text:p text:style-name="P25"/>
      <text:p text:style-name="P11">nicht<text:tab/><text:tab/>-&gt; <text:s text:c="2"/><text:tab/><text:tab/><text:span text:style-name="T12">not</text:span></text:p>
      <text:p text:style-name="P9"/>
      <text:p text:style-name="P9"/>
      <text:p text:style-name="P9"/>
      <text:p text:style-name="P9">Schwarz und Weiß.<text:tab/><text:tab/><text:tab/><text:tab/><text:tab/><text:tab/>Black and white</text:p>
      <text:p text:style-name="P25">[ xxvaz <text:s/>und <text:s/>vajs ]</text:p>
      <text:p text:style-name="P9"/>
      <text:p text:style-name="P9"/>
      <text:p text:style-name="P9"/>
      <text:p text:style-name="P9">Schau dir all die Farben an.<text:tab/><text:tab/><text:tab/><text:tab/><text:tab/>Look at all the colors.</text:p>
      <text:p text:style-name="P26">[ xaw dia <text:s/>alll <text:s/>di <text:s/>fabin <text:s/>an ]</text:p>
      <text:p text:style-name="P9"/>
      <text:p text:style-name="P12">Schau<text:tab/><text:tab/>-&gt;<text:tab/><text:tab/><text:span text:style-name="T12">Look </text:span></text:p>
      <text:p text:style-name="P26">[ xaw ]</text:p>
      <text:p text:style-name="P26"/>
      <text:p text:style-name="P12">Schauen<text:tab/>-&gt;<text:tab/><text:tab/><text:span text:style-name="T12">Look </text:span></text:p>
      <text:p text:style-name="P26">[ xxa-onn]</text:p>
      <text:p text:style-name="P9"/>
      <text:p text:style-name="P9"/>
      <text:p text:style-name="P9"/>
      <text:p text:style-name="P9"><text:soft-page-break/></text:p>
      <text:p text:style-name="P9">Ist das ein Farbfernseher?<text:tab/><text:tab/><text:tab/><text:tab/><text:tab/>Is this a color TV?</text:p>
      <text:p text:style-name="P27">[ ist das ajn fab-fenżija]</text:p>
      <text:p text:style-name="P27"/>
      <text:p text:style-name="P13">Farbfernseher<text:tab/><text:tab/>-&gt; <text:s/><text:tab/>Color television</text:p>
      <text:p text:style-name="P13"/>
      <text:p text:style-name="P13">Fernseher<text:tab/><text:tab/>-&gt;<text:tab/><text:span text:style-name="T13">T</text:span>elevision</text:p>
      <text:p text:style-name="P13"/>
      <text:p text:style-name="P9"/>
      <text:p text:style-name="P9"/>
      <text:p text:style-name="P9">Welche Farbe siehst du?<text:tab/><text:tab/><text:tab/><text:tab/><text:tab/>What color do you see?</text:p>
      <text:p text:style-name="P27">[ veħje <text:s/>fabi <text:s/>żist <text:s/>du? ]</text:p>
      <text:p text:style-name="P27"/>
      <text:p text:style-name="P27">siehst<text:tab/><text:tab/>-&gt;<text:tab/><text:tab/>see</text:p>
      <text:p text:style-name="P27">[ żist ]</text:p>
      <text:p text:style-name="P9"/>
      <text:p text:style-name="P9"/>
      <text:p text:style-name="P9">Kann ich die Farbe Blau haben?<text:tab/><text:tab/><text:tab/><text:tab/><text:tab/>Can I have the color blue?</text:p>
      <text:p text:style-name="P28">[ kan <text:s/>iħ <text:s/>di <text:s/>fabe <text:s/>blaw <text:s/>ħab-in? ]</text:p>
      <text:p text:style-name="P9"/>
      <text:p text:style-name="P9">Kann<text:tab/><text:tab/>-&gt;<text:tab/><text:tab/><text:span text:style-name="T14">can<text:tab/><text:tab/><text:tab/><text:tab/>haben<text:tab/><text:tab/>-&gt;<text:tab/><text:tab/>have</text:span></text:p>
      <text:p text:style-name="P9"/>
      <text:p text:style-name="P9"/>
      <text:p text:style-name="P9">Welche Fa<text:span text:style-name="T14">r</text:span>ben haben Sie für den Rahmen?<text:tab/><text:tab/><text:tab/>What colors do you have for the frame?</text:p>
      <text:p text:style-name="P28">[ veħje <text:s/>fabin <text:s/>ħabin <text:s/>żi <text:s/>fur <text:s/>din <text:s/>ramin? ]</text:p>
      <text:p text:style-name="P28"/>
      <text:p text:style-name="P28"/>
      <text:p text:style-name="P28">für din Rahmen<text:tab/><text:tab/>-&gt;<text:tab/>for the frame</text:p>
      <text:p text:style-name="P9"/>
      <text:p text:style-name="P9"/>
      <text:p text:style-name="P9"/>
      <text:p text:style-name="P9">Geh nicht, bis die Farbe grün ist.<text:tab/><text:tab/><text:tab/><text:tab/>Don't leave until the color is green.</text:p>
      <text:p text:style-name="P28">[ gi <text:s/>niħt, <text:s/>bis di <text:s/>fabe <text:s/>grun <text:s/>ist ]</text:p>
      <text:p text:style-name="P9"/>
      <text:p text:style-name="P29">Geh<text:tab/><text:tab/>-&gt;<text:tab/><text:tab/>go<text:tab/><text:tab/><text:tab/><text:tab/>nicht<text:tab/><text:tab/>-&gt;<text:tab/><text:tab/>not</text:p>
      <text:p text:style-name="P29"/>
      <text:p text:style-name="P29">geh nicht<text:tab/>-&gt;<text:tab/><text:tab/>do not go</text:p>
      <text:p text:style-name="P29"/>
      <text:p text:style-name="P29">bis<text:tab/><text:tab/>-&gt;<text:tab/><text:tab/>until<text:tab/></text:p>
      <text:p text:style-name="P29"/>
      <text:p text:style-name="P29"/>
      <text:p text:style-name="P29">Die Farbe ist grün<text:tab/><text:tab/><text:tab/><text:tab/><text:tab/><text:tab/>The color is green<text:tab/><text:tab/><text:tab/></text:p>
      <text:p text:style-name="P9"/>
      <text:p text:style-name="P9"/>
      <text:p text:style-name="P14">Farbstifte.<text:tab/>-&gt;<text:tab/>Colored pencils.<text:tab/><text:tab/><text:tab/>St<text:span text:style-name="T15">i</text:span>fte<text:tab/><text:tab/>-&gt; <text:s/><text:tab/><text:tab/><text:span text:style-name="T15">pencils</text:span></text:p>
      <text:p text:style-name="P29">[ fab-xtif-te ]<text:tab/><text:tab/><text:tab/><text:tab/><text:tab/><text:tab/><text:tab/>[ xtif-te ]</text:p>
      <text:p text:style-name="P9"/>
      <text:p text:style-name="P9"><text:soft-page-break/>Malstifte.<text:tab/>-&gt;<text:tab/><text:span text:style-name="T15">Coloring pens</text:span></text:p>
      <text:p text:style-name="P9"/>
      <text:p text:style-name="P9"/>
      <text:p text:style-name="P9"/>
      <text:p text:style-name="P9">Der Edding ist schwarz.<text:tab/><text:tab/><text:tab/><text:tab/><text:tab/><text:tab/>The marker is black.</text:p>
      <text:p text:style-name="P29">[ der edding <text:s/>ist <text:s/>xvaaz ]</text:p>
      <text:p text:style-name="P29"/>
      <text:p text:style-name="P29">Edding<text:tab/><text:tab/>-&gt; <text:tab/>marker</text:p>
      <text:p text:style-name="P9"/>
      <text:p text:style-name="P9"/>
      <text:p text:style-name="P15">Haben Sie das auch in einer <text:span text:style-name="T7">anderen</text:span> Farbe?<text:tab/><text:tab/><text:tab/>Do you have this in another color?</text:p>
      <text:p text:style-name="P30">[ ħaben żi das awħ ajna <text:s/>an-der-en <text:s/>fabe? ]</text:p>
      <text:p text:style-name="P30"/>
      <text:p text:style-name="P9">Haben Sie das auch, in einer <text:span text:style-name="T7">anderen</text:span> Farbe?<text:tab/><text:tab/><text:tab/>Do you have that too, in a different color?</text:p>
      <text:p text:style-name="P30"/>
      <text:p text:style-name="P30">Anderen <text:s/><text:tab/><text:tab/>-&gt;<text:tab/>others<text:tab/><text:tab/><text:tab/><text:tab/>auch<text:tab/><text:tab/>-&gt;<text:tab/>also</text:p>
      <text:p text:style-name="P30">[ an-der-en ]</text:p>
      <text:p text:style-name="P30"/>
      <text:p text:style-name="P30">Andere Farbe<text:tab/><text:tab/>-&gt;<text:tab/><text:span text:style-name="T18">Another colour</text:span></text:p>
      <text:p text:style-name="P39">[ ander-e <text:s/>fabe ]</text:p>
      <text:p text:style-name="P30"/>
      <text:p text:style-name="P30">Anders<text:tab/><text:tab/><text:tab/>-&gt;<text:tab/>different<text:tab/><text:tab/><text:tab/>andere Farbe<text:tab/>-&gt; <text:tab/><text:span text:style-name="T17">another colour</text:span></text:p>
      <text:p text:style-name="P30">[ an-das ]</text:p>
      <text:p text:style-name="P9"/>
      <text:p text:style-name="P9"/>
      <text:p text:style-name="P9">Haben Sie das auch in einer dunklen Farbe?<text:tab/><text:tab/><text:tab/>Do you have this in a dark color?</text:p>
      <text:p text:style-name="P30">[ ħaben <text:s/>żi <text:s/>awħ <text:s/>in <text:s/>ajna <text:s/>dunk-lin <text:s/>fabe? ]</text:p>
      <text:p text:style-name="P9"/>
      <text:p text:style-name="P15">dunklen <text:span text:style-name="T18">Farbe</text:span><text:tab/><text:tab/>-&gt;<text:tab/><text:span text:style-name="T16">dark color</text:span></text:p>
      <text:p text:style-name="P30">[ dunk-lin ]</text:p>
      <text:p text:style-name="P9"/>
      <text:p text:style-name="P9"/>
      <text:p text:style-name="P9"/>
      <text:p text:style-name="P9">Haben Sie das auch in einer helleren Farbe?<text:tab/><text:tab/><text:tab/>Do you have this in a lighter color?</text:p>
      <text:p text:style-name="P37">[ ħaben żi das awħ in ajna <text:s/>ħe-le-rin <text:s/>fabe? ]</text:p>
      <text:p text:style-name="P37"/>
      <text:p text:style-name="P36">helleren <text:span text:style-name="T18">Farbe</text:span><text:tab/>-&gt;<text:tab/>lighter color?</text:p>
      <text:p text:style-name="P36">[ ħe-le-rin <text:s/>fabe ]</text:p>
      <text:p text:style-name="P9"/>
      <text:p text:style-name="P9"/>
      <text:p text:style-name="P9"/>
      <text:p text:style-name="P16">Können Sie mein Haus blau streichen?<text:tab/><text:tab/><text:tab/><text:tab/>Can you paint my house blue?</text:p>
      <text:p text:style-name="P39">[ kennin żi majn haws blaw <text:s/>xtra<text:span text:style-name="T26">j</text:span>-xin?]</text:p>
      <text:p text:style-name="P16"/>
      <text:p text:style-name="P16"/>
      <text:p text:style-name="P16"/>
      <text:p text:style-name="P16"/>
      <text:p text:style-name="P40"><text:soft-page-break/>The German verb "streichen" has several meanings depending on the context. Here are the most common ones:</text:p>
      <text:p text:style-name="P44"><text:span text:style-name="Strong_20_Emphasis"><text:span text:style-name="T20"/></text:span></text:p>
      <text:p text:style-name="P45"><text:span text:style-name="T25">To paint: </text:span></text:p>
      <text:p text:style-name="P44"><text:span text:style-name="T20"/></text:p>
      <text:p text:style-name="P44"><text:span text:style-name="T20">Die Wand streichen<text:tab/><text:tab/><text:tab/><text:tab/><text:tab/><text:tab/></text:span><text:span text:style-name="T21">T</text:span><text:span text:style-name="T20">o paint the wall.</text:span></text:p>
      <text:p text:style-name="P47"><text:span text:style-name="T20">[ </text:span><text:span text:style-name="T19">di <text:s/>vand <text:s/>xtraj-xin</text:span><text:span text:style-name="T20"> </text:span><text:span text:style-name="T19">]</text:span></text:p>
      <text:p text:style-name="P44"><text:span text:style-name="T20"/></text:p>
      <text:p text:style-name="P46"><text:span text:style-name="T22">To delete or cross out: </text:span></text:p>
      <text:p text:style-name="P44"><text:span text:style-name="T20"/></text:p>
      <text:p text:style-name="P44"><text:span text:style-name="T20">Einen Fehler streichen<text:tab/><text:tab/><text:tab/><text:tab/><text:tab/><text:tab/>to delete a mistake <text:s text:c="2"/>or <text:s text:c="3"/>to cross out an error.</text:span></text:p>
      <text:p text:style-name="P47"><text:span text:style-name="T20">[ </text:span><text:span text:style-name="T19">Ajnin <text:s/>fela <text:s/>xtraj-xin</text:span><text:span text:style-name="T20"> </text:span><text:span text:style-name="T19">]</text:span></text:p>
      <text:p text:style-name="P44"><text:span text:style-name="T20"/></text:p>
      <text:p text:style-name="P44"><text:span text:style-name="T23">To spread:</text:span><text:span text:style-name="T20"> </text:span></text:p>
      <text:p text:style-name="P44"><text:span text:style-name="T20"/></text:p>
      <text:p text:style-name="P44"><text:span text:style-name="T20">Butter auf das Brot streichen<text:tab/><text:tab/><text:tab/><text:tab/><text:tab/>to spread butter on the bread.</text:span></text:p>
      <text:p text:style-name="P47"><text:span text:style-name="T20">[ </text:span><text:span text:style-name="T19">buter awf <text:s/>das brot straj-xin</text:span><text:span text:style-name="T20"> </text:span><text:span text:style-name="T19">]</text:span></text:p>
      <text:p text:style-name="P44"><text:span text:style-name="T20"/></text:p>
      <text:p text:style-name="P44"><text:span text:style-name="T23">To cancel:</text:span><text:span text:style-name="T20"> </text:span></text:p>
      <text:p text:style-name="P44"><text:span text:style-name="T20"/></text:p>
      <text:p text:style-name="P44"><text:span text:style-name="T20">Eine Veranstaltung streichen<text:tab/><text:tab/><text:tab/><text:tab/><text:tab/>to cancel an event.</text:span></text:p>
      <text:p text:style-name="P48"><text:span text:style-name="T20">[</text:span><text:span text:style-name="T19">ajne </text:span><text:span text:style-name="T20"><text:s/></text:span><text:span text:style-name="T19">fer-ajn-xtal-tung</text:span><text:span text:style-name="T20"> </text:span><text:span text:style-name="T21">xtraj-xin</text:span><text:span text:style-name="T19">]</text:span></text:p>
      <text:p text:style-name="P16"/>
      <text:p text:style-name="P16"/>
      <text:p text:style-name="P16"/>
      <text:p text:style-name="P16">Können Sie mein Auto mit derselben Farbe lackieren?</text:p>
      <text:p text:style-name="P16"/>
      <text:p text:style-name="P16"/>
      <text:p text:style-name="P16"/>
      <text:p text:style-name="P16">Die Flagge hat drei verschiedene Farben.</text:p>
      <text:p text:style-name="P16"/>
      <text:p text:style-name="P16"/>
      <text:p text:style-name="P16"/>
      <text:p text:style-name="P16">Ist die Farbe der Flagge rot?</text:p>
      <text:p text:style-name="P17"/>
      <text:p text:style-name="P17"/>
      <text:p text:style-name="P17"/>
      <text:p text:style-name="P17">_________________________________________________________________________________________________</text:p>
      <text:p text:style-name="P18"/>
      <text:p text:style-name="P19"><text:s text:c="2"/></text:p>
      <text:p text:style-name="P19">Welche Farbe hat das Tier?<text:tab/></text:p>
      <text:p text:style-name="P19">Dieser Vogel ist rot.</text:p>
      <text:p text:style-name="P19">Bedeutet diese Farbe Gefahr?</text:p>
      <text:p text:style-name="P19">Welche Farbe hat die Ampel?<text:tab/><text:tab/></text:p>
      <text:p text:style-name="P19">Ist das die richtige Farbe?</text:p>
      <text:p text:style-name="P19">Welche Farbe hat deine Kleidung?</text:p>
      <text:p text:style-name="P19">Welche Farbe hat das Auto?</text:p>
      <text:p text:style-name="P19">Dieses Blatt Papier ist blau.</text:p>
      <text:p text:style-name="P19"><text:soft-page-break/>Das ist ein roter Stift.<text:tab/></text:p>
      <text:p text:style-name="P19">Ist diese Fernsehshow in Farbe?</text:p>
      <text:p text:style-name="P19">Ist der Cartoon in Farbe?</text:p>
      <text:p text:style-name="P19">Welche Farbe hat dieses Zeichen?</text:p>
      <text:p text:style-name="P19"/>
      <text:p text:style-name="P19"/>
      <text:p text:style-name="P31"><text:span text:style-name="T3">Ż ż<text:tab/></text:span><text:span text:style-name="T1">Ħ ħ <text:tab/>Ċ ċ<text:tab/>Ġ ġ <text:tab/>Ä ä<text:tab/>Ö ö<text:tab/>Ü ü 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7-29T21:29:31.173203991</dc:date>
    <meta:editing-duration>P1DT3H38M28S</meta:editing-duration>
    <meta:editing-cycles>165</meta:editing-cycles>
    <meta:generator>LibreOffice/24.2.4.2$Linux_X86_64 LibreOffice_project/420$Build-2</meta:generator>
    <meta:document-statistic meta:table-count="0" meta:image-count="0" meta:object-count="0" meta:page-count="7" meta:paragraph-count="152" meta:word-count="1015" meta:character-count="5590" meta:non-whitespace-character-count="4272"/>
  </office:meta>
</office:document-meta>
</file>